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c502" officeooo:paragraph-rsid="0019c502"/>
    </style:style>
    <style:style style:name="T1" style:family="text">
      <style:text-properties officeooo:rsid="0019c502"/>
    </style:style>
    <style:style style:name="T2" style:family="text">
      <style:text-properties officeooo:rsid="001b03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Notre client est Airstar, créateur de ballon lumineux, ils sont répartis sur </text:span><text:span text:style-name="T2">13</text:span><text:span text:style-name="T1"> pays différent. </text:span><text:s/><text:span text:style-name="T1">Ils ont eu une attaque réseau sur le site français et nous appellent pour déterminer une meilleur infrastructure de leurs équipements. Ils ont un budget de </text:span><text:span text:style-name="T2">80 </text:span><text:span text:style-name="T1">000€ pour ce service complet de sécurité. </text:span><text:span text:style-name="T2">Les données de leur clients sont importantes.</text:span></text:p>
      <text:p text:style-name="Standard"/>
      <text:p text:style-name="P1">Leur principale soucis, est le nombre de donnés échanger sans être suffisamment surveiller sur les différents pays. </text:p>
      <text:p text:style-name="P1"><text:s text:c="6"/></text:p>
      <text:p text:style-name="P1"><text:span text:style-name="T2">M</text:span>ise en place d’un pare-feu sur le serveur de production, formation des diffèrent collaborateur au bonnes pratiques, installation d’antivirus sur les 70 postes clients, <text:span text:style-name="T2">mise en place de VPN </text:span>et un numéro d’appel du support technique disponible 24/24.</text:p>
      <text:p text:style-name="P1"><text:s text:c="98"/></text:p>
      <text:p text:style-name="P1"><text:s text:c="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11:53:57.735000000</meta:creation-date>
    <dc:date>2023-03-13T16:10:13.274000000</dc:date>
    <meta:editing-duration>PT4H16M15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6" meta:word-count="111" meta:character-count="829" meta:non-whitespace-character-count="598"/>
  </office:meta>
</office:document-meta>
</file>